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Name_of_TestA</text:p>
          </table:table-cell>
          <table:table-cell office:value-type="string" calcext:value-type="string">
            <text:p>NO OPT-NO MAVX</text:p>
          </table:table-cell>
          <table:table-cell table:number-columns-repeated="3"/>
          <table:table-cell office:value-type="string" calcext:value-type="string">
            <text:p>NO OPT-MAVX</text:p>
          </table:table-cell>
          <table:table-cell table:number-columns-repeated="3"/>
          <table:table-cell office:value-type="string" calcext:value-type="string">
            <text:p>OPT-NO MAVX</text:p>
          </table:table-cell>
          <table:table-cell table:number-columns-repeated="3"/>
          <table:table-cell office:value-type="string" calcext:value-type="string">
            <text:p>OPT-MAV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8 threads</text:p>
          </table:table-cell>
          <table:table-cell/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8 threads</text:p>
          </table:table-cell>
          <table:table-cell/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8 threads</text:p>
          </table:table-cell>
          <table:table-cell/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8 threads</text:p>
          </table:table-cell>
        </table:table-row>
        <table:table-row table:style-name="ro1">
          <table:table-cell/>
          <table:table-cell office:value-type="float" office:value="0.50415" calcext:value-type="float">
            <text:p>0.50415</text:p>
          </table:table-cell>
          <table:table-cell office:value-type="float" office:value="0.508027" calcext:value-type="float">
            <text:p>0.508027</text:p>
          </table:table-cell>
          <table:table-cell office:value-type="float" office:value="0.55941" calcext:value-type="float">
            <text:p>0.55941</text:p>
          </table:table-cell>
          <table:table-cell/>
          <table:table-cell office:value-type="float" office:value="0.604518" calcext:value-type="float">
            <text:p>0.604518</text:p>
          </table:table-cell>
          <table:table-cell office:value-type="float" office:value="0.589305" calcext:value-type="float">
            <text:p>0.589305</text:p>
          </table:table-cell>
          <table:table-cell office:value-type="float" office:value="0.574282" calcext:value-type="float">
            <text:p>0.574282</text:p>
          </table:table-cell>
          <table:table-cell/>
          <table:table-cell office:value-type="float" office:value="0.02894" calcext:value-type="float">
            <text:p>0.02894</text:p>
          </table:table-cell>
          <table:table-cell office:value-type="float" office:value="0.030467" calcext:value-type="float">
            <text:p>0.030467</text:p>
          </table:table-cell>
          <table:table-cell office:value-type="float" office:value="0.038275" calcext:value-type="float">
            <text:p>0.038275</text:p>
          </table:table-cell>
          <table:table-cell/>
          <table:table-cell office:value-type="float" office:value="0.02528" calcext:value-type="float">
            <text:p>0.02528</text:p>
          </table:table-cell>
          <table:table-cell office:value-type="float" office:value="0.023801" calcext:value-type="float">
            <text:p>0.023801</text:p>
          </table:table-cell>
          <table:table-cell office:value-type="float" office:value="0.024514" calcext:value-type="float">
            <text:p>0.024514</text:p>
          </table:table-cell>
        </table:table-row>
        <table:table-row table:style-name="ro1">
          <table:table-cell/>
          <table:table-cell office:value-type="float" office:value="0.51719" calcext:value-type="float">
            <text:p>0.51719</text:p>
          </table:table-cell>
          <table:table-cell office:value-type="float" office:value="0.60774" calcext:value-type="float">
            <text:p>0.60774</text:p>
          </table:table-cell>
          <table:table-cell office:value-type="float" office:value="0.501854" calcext:value-type="float">
            <text:p>0.501854</text:p>
          </table:table-cell>
          <table:table-cell/>
          <table:table-cell office:value-type="float" office:value="0.523829" calcext:value-type="float">
            <text:p>0.523829</text:p>
          </table:table-cell>
          <table:table-cell office:value-type="float" office:value="0.501525" calcext:value-type="float">
            <text:p>0.501525</text:p>
          </table:table-cell>
          <table:table-cell office:value-type="float" office:value="0.534761" calcext:value-type="float">
            <text:p>0.534761</text:p>
          </table:table-cell>
          <table:table-cell/>
          <table:table-cell office:value-type="float" office:value="0.031249" calcext:value-type="float">
            <text:p>0.031249</text:p>
          </table:table-cell>
          <table:table-cell office:value-type="float" office:value="0.04097" calcext:value-type="float">
            <text:p>0.04097</text:p>
          </table:table-cell>
          <table:table-cell office:value-type="float" office:value="0.032129" calcext:value-type="float">
            <text:p>0.032129</text:p>
          </table:table-cell>
          <table:table-cell/>
          <table:table-cell office:value-type="float" office:value="0.025371" calcext:value-type="float">
            <text:p>0.025371</text:p>
          </table:table-cell>
          <table:table-cell office:value-type="float" office:value="0.027049" calcext:value-type="float">
            <text:p>0.027049</text:p>
          </table:table-cell>
          <table:table-cell office:value-type="float" office:value="0.028183" calcext:value-type="float">
            <text:p>0.028183</text:p>
          </table:table-cell>
        </table:table-row>
        <table:table-row table:style-name="ro1">
          <table:table-cell/>
          <table:table-cell office:value-type="float" office:value="0.518919" calcext:value-type="float">
            <text:p>0.518919</text:p>
          </table:table-cell>
          <table:table-cell office:value-type="float" office:value="0.556165" calcext:value-type="float">
            <text:p>0.556165</text:p>
          </table:table-cell>
          <table:table-cell office:value-type="float" office:value="0.51263" calcext:value-type="float">
            <text:p>0.51263</text:p>
          </table:table-cell>
          <table:table-cell/>
          <table:table-cell office:value-type="float" office:value="0.533163" calcext:value-type="float">
            <text:p>0.533163</text:p>
          </table:table-cell>
          <table:table-cell office:value-type="float" office:value="0.495286" calcext:value-type="float">
            <text:p>0.495286</text:p>
          </table:table-cell>
          <table:table-cell office:value-type="float" office:value="0.497671" calcext:value-type="float">
            <text:p>0.497671</text:p>
          </table:table-cell>
          <table:table-cell/>
          <table:table-cell office:value-type="float" office:value="0.031146" calcext:value-type="float">
            <text:p>0.031146</text:p>
          </table:table-cell>
          <table:table-cell office:value-type="float" office:value="0.039532" calcext:value-type="float">
            <text:p>0.039532</text:p>
          </table:table-cell>
          <table:table-cell office:value-type="float" office:value="0.03996" calcext:value-type="float">
            <text:p>0.03996</text:p>
          </table:table-cell>
          <table:table-cell/>
          <table:table-cell office:value-type="float" office:value="0.022742" calcext:value-type="float">
            <text:p>0.022742</text:p>
          </table:table-cell>
          <table:table-cell office:value-type="float" office:value="0.023999" calcext:value-type="float">
            <text:p>0.023999</text:p>
          </table:table-cell>
          <table:table-cell office:value-type="float" office:value="0.032958" calcext:value-type="float">
            <text:p>0.032958</text:p>
          </table:table-cell>
        </table:table-row>
        <table:table-row table:style-name="ro1">
          <table:table-cell/>
          <table:table-cell office:value-type="float" office:value="0.494901" calcext:value-type="float">
            <text:p>0.494901</text:p>
          </table:table-cell>
          <table:table-cell office:value-type="float" office:value="0.577957" calcext:value-type="float">
            <text:p>0.577957</text:p>
          </table:table-cell>
          <table:table-cell office:value-type="float" office:value="0.536634" calcext:value-type="float">
            <text:p>0.536634</text:p>
          </table:table-cell>
          <table:table-cell/>
          <table:table-cell office:value-type="float" office:value="0.558942" calcext:value-type="float">
            <text:p>0.558942</text:p>
          </table:table-cell>
          <table:table-cell office:value-type="float" office:value="0.590365" calcext:value-type="float">
            <text:p>0.590365</text:p>
          </table:table-cell>
          <table:table-cell office:value-type="float" office:value="0.499886" calcext:value-type="float">
            <text:p>0.499886</text:p>
          </table:table-cell>
          <table:table-cell/>
          <table:table-cell office:value-type="float" office:value="0.03208" calcext:value-type="float">
            <text:p>0.03208</text:p>
          </table:table-cell>
          <table:table-cell office:value-type="float" office:value="0.030036" calcext:value-type="float">
            <text:p>0.030036</text:p>
          </table:table-cell>
          <table:table-cell office:value-type="float" office:value="0.037318" calcext:value-type="float">
            <text:p>0.037318</text:p>
          </table:table-cell>
          <table:table-cell/>
          <table:table-cell office:value-type="float" office:value="0.026701" calcext:value-type="float">
            <text:p>0.026701</text:p>
          </table:table-cell>
          <table:table-cell office:value-type="float" office:value="0.025239" calcext:value-type="float">
            <text:p>0.025239</text:p>
          </table:table-cell>
          <table:table-cell office:value-type="float" office:value="0.024709" calcext:value-type="float">
            <text:p>0.024709</text:p>
          </table:table-cell>
        </table:table-row>
        <table:table-row table:style-name="ro1">
          <table:table-cell/>
          <table:table-cell table:formula="of:=AVERAGE([.B3:.B6])" office:value-type="float" office:value="0.50879" calcext:value-type="float">
            <text:p>0.50879</text:p>
          </table:table-cell>
          <table:table-cell table:formula="of:=AVERAGE([.C3:.C6])" office:value-type="float" office:value="0.56247225" calcext:value-type="float">
            <text:p>0.56247225</text:p>
          </table:table-cell>
          <table:table-cell table:formula="of:=AVERAGE([.D3:.D6])" office:value-type="float" office:value="0.527632" calcext:value-type="float">
            <text:p>0.527632</text:p>
          </table:table-cell>
          <table:table-cell/>
          <table:table-cell table:formula="of:=AVERAGE([.F3:.F6])" office:value-type="float" office:value="0.555113" calcext:value-type="float">
            <text:p>0.555113</text:p>
          </table:table-cell>
          <table:table-cell table:formula="of:=AVERAGE([.G3:.G6])" office:value-type="float" office:value="0.54412025" calcext:value-type="float">
            <text:p>0.54412025</text:p>
          </table:table-cell>
          <table:table-cell table:formula="of:=AVERAGE([.H3:.H6])" office:value-type="float" office:value="0.52665" calcext:value-type="float">
            <text:p>0.52665</text:p>
          </table:table-cell>
          <table:table-cell/>
          <table:table-cell table:formula="of:=AVERAGE([.J3:.J6])" office:value-type="float" office:value="0.03085375" calcext:value-type="float">
            <text:p>0.03085375</text:p>
          </table:table-cell>
          <table:table-cell table:formula="of:=AVERAGE([.K3:.K6])" office:value-type="float" office:value="0.03525125" calcext:value-type="float">
            <text:p>0.03525125</text:p>
          </table:table-cell>
          <table:table-cell table:formula="of:=AVERAGE([.L3:.L6])" office:value-type="float" office:value="0.0369205" calcext:value-type="float">
            <text:p>0.0369205</text:p>
          </table:table-cell>
          <table:table-cell/>
          <table:table-cell table:formula="of:=AVERAGE([.N3:.N6])" office:value-type="float" office:value="0.0250235" calcext:value-type="float">
            <text:p>0.0250235</text:p>
          </table:table-cell>
          <table:table-cell table:formula="of:=AVERAGE([.O3:.O6])" office:value-type="float" office:value="0.025022" calcext:value-type="float">
            <text:p>0.025022</text:p>
          </table:table-cell>
          <table:table-cell table:formula="of:=AVERAGE([.P3:.P6])" office:value-type="float" office:value="0.027591" calcext:value-type="float">
            <text:p>0.0275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5T20:27:34.118669837</dc:date>
    <meta:document-statistic meta:table-count="1" meta:cell-count="77" meta:object-count="0"/>
    <meta:generator>LibreOffice/4.2.8.2$Linux_X86_64 LibreOffice_project/420m0$Build-2</meta:generator>
  </office:meta>
</office:document-meta>
</file>